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8633e" officeooo:paragraph-rsid="0018633e"/>
    </style:style>
    <style:style style:name="P2" style:family="paragraph" style:parent-style-name="Text_20_body">
      <style:text-properties officeooo:rsid="0294c639" officeooo:paragraph-rsid="0294c639"/>
    </style:style>
    <style:style style:name="P3" style:family="paragraph" style:parent-style-name="Text_20_body">
      <style:text-properties officeooo:rsid="0294c639" officeooo:paragraph-rsid="02f5b37c"/>
    </style:style>
    <style:style style:name="P4" style:family="paragraph" style:parent-style-name="Text_20_body">
      <style:text-properties officeooo:rsid="038d85d7" officeooo:paragraph-rsid="038d85d7"/>
    </style:style>
    <style:style style:name="P5" style:family="paragraph" style:parent-style-name="Text_20_body">
      <style:text-properties fo:font-style="normal" officeooo:rsid="043a4d85" officeooo:paragraph-rsid="043a4d85" style:font-style-asian="normal" style:font-style-complex="normal"/>
    </style:style>
    <style:style style:name="P6" style:family="paragraph" style:parent-style-name="Text_20_body">
      <style:text-properties fo:font-style="normal" officeooo:rsid="043bd3c9" officeooo:paragraph-rsid="043bd3c9" style:font-style-asian="normal" style:font-style-complex="normal"/>
    </style:style>
    <style:style style:name="P7" style:family="paragraph" style:parent-style-name="Text_20_body">
      <style:text-properties officeooo:rsid="03ffc5a7" officeooo:paragraph-rsid="03ffc5a7"/>
    </style:style>
    <style:style style:name="P8" style:family="paragraph" style:parent-style-name="Text_20_body">
      <style:text-properties officeooo:rsid="0402c227" officeooo:paragraph-rsid="0402c227"/>
    </style:style>
    <style:style style:name="P9" style:family="paragraph" style:parent-style-name="Text_20_body">
      <style:text-properties officeooo:rsid="04367cf8" officeooo:paragraph-rsid="043a4d85"/>
    </style:style>
    <style:style style:name="P10" style:family="paragraph" style:parent-style-name="Text_20_body">
      <style:text-properties officeooo:rsid="0451868e" officeooo:paragraph-rsid="0451868e"/>
    </style:style>
    <style:style style:name="P11" style:family="paragraph" style:parent-style-name="Text_20_body">
      <style:text-properties officeooo:rsid="04673efc" officeooo:paragraph-rsid="04673efc"/>
    </style:style>
    <style:style style:name="P12" style:family="paragraph" style:parent-style-name="Text_20_body">
      <style:text-properties officeooo:rsid="046be532" officeooo:paragraph-rsid="046be532"/>
    </style:style>
    <style:style style:name="P13" style:family="paragraph" style:parent-style-name="Text_20_body" style:list-style-name="L1">
      <style:text-properties fo:font-style="italic" officeooo:rsid="046be532" officeooo:paragraph-rsid="046be532" style:font-style-asian="italic" style:font-style-complex="italic"/>
    </style:style>
    <style:style style:name="P14" style:family="paragraph" style:parent-style-name="Text_20_body">
      <style:text-properties fo:font-style="normal" officeooo:rsid="046c6937" officeooo:paragraph-rsid="046c6937" style:font-style-asian="normal" style:font-style-complex="normal"/>
    </style:style>
    <style:style style:name="P15" style:family="paragraph" style:parent-style-name="Text_20_body">
      <style:text-properties fo:font-style="normal" officeooo:rsid="0471c150" officeooo:paragraph-rsid="0471c150" style:font-style-asian="normal" style:font-style-complex="normal"/>
    </style:style>
    <style:style style:name="P16" style:family="paragraph" style:parent-style-name="Heading_20_1">
      <style:text-properties officeooo:rsid="0018633e" officeooo:paragraph-rsid="0018633e"/>
    </style:style>
    <style:style style:name="P17" style:family="paragraph" style:parent-style-name="Heading_20_1">
      <style:text-properties officeooo:rsid="0407f8e9" officeooo:paragraph-rsid="0407f8e9"/>
    </style:style>
    <style:style style:name="P18" style:family="paragraph" style:parent-style-name="Heading_20_1">
      <style:text-properties officeooo:rsid="0030163b" officeooo:paragraph-rsid="0030163b"/>
    </style:style>
    <style:style style:name="P19" style:family="paragraph" style:parent-style-name="Heading_20_1">
      <style:text-properties officeooo:rsid="0313cc27" officeooo:paragraph-rsid="0313cc27"/>
    </style:style>
    <style:style style:name="P20" style:family="paragraph" style:parent-style-name="Heading_20_2">
      <style:text-properties officeooo:rsid="0460b1f1" officeooo:paragraph-rsid="0460b1f1"/>
    </style:style>
    <style:style style:name="P21" style:family="paragraph" style:parent-style-name="Heading_20_2">
      <style:text-properties officeooo:rsid="04625235" officeooo:paragraph-rsid="04625235"/>
    </style:style>
    <style:style style:name="P22" style:family="paragraph" style:parent-style-name="Heading_20_2">
      <style:text-properties officeooo:rsid="0464b2c4" officeooo:paragraph-rsid="0464b2c4"/>
    </style:style>
    <style:style style:name="P23" style:family="paragraph" style:parent-style-name="Heading_20_3">
      <style:text-properties officeooo:paragraph-rsid="046e8a89"/>
    </style:style>
    <style:style style:name="P24" style:family="paragraph" style:parent-style-name="Heading_20_3">
      <style:text-properties officeooo:paragraph-rsid="046ef46d"/>
    </style:style>
    <style:style style:name="T1" style:family="text">
      <style:text-properties style:text-position="super 58%" officeooo:rsid="045d8321"/>
    </style:style>
    <style:style style:name="T2" style:family="text">
      <style:text-properties officeooo:rsid="019a5832"/>
    </style:style>
    <style:style style:name="T3" style:family="text">
      <style:text-properties fo:font-style="italic" style:font-style-asian="italic" style:font-style-complex="italic"/>
    </style:style>
    <style:style style:name="T4" style:family="text">
      <style:text-properties fo:font-style="italic" officeooo:rsid="043a4d85" style:font-style-asian="italic" style:font-style-complex="italic"/>
    </style:style>
    <style:style style:name="T5" style:family="text">
      <style:text-properties fo:font-style="italic" officeooo:rsid="046e10b1" style:font-style-asian="italic" style:font-style-complex="italic"/>
    </style:style>
    <style:style style:name="T6" style:family="text">
      <style:text-properties fo:font-style="italic" officeooo:rsid="046e8a89" style:font-style-asian="italic" style:font-style-complex="italic"/>
    </style:style>
    <style:style style:name="T7" style:family="text">
      <style:text-properties fo:font-style="normal" officeooo:rsid="043a4d85" style:font-style-asian="normal" style:font-style-complex="normal"/>
    </style:style>
    <style:style style:name="T8" style:family="text">
      <style:text-properties fo:font-style="normal" officeooo:rsid="04484e39" style:font-style-asian="normal" style:font-style-complex="normal"/>
    </style:style>
    <style:style style:name="T9" style:family="text">
      <style:text-properties officeooo:rsid="040845a9"/>
    </style:style>
    <style:style style:name="T10" style:family="text">
      <style:text-properties officeooo:rsid="043437e7"/>
    </style:style>
    <style:style style:name="T11" style:family="text">
      <style:text-properties officeooo:rsid="04374a8b"/>
    </style:style>
    <style:style style:name="T12" style:family="text">
      <style:text-properties officeooo:rsid="0446c2f0"/>
    </style:style>
    <style:style style:name="T13" style:family="text">
      <style:text-properties officeooo:rsid="045d8321"/>
    </style:style>
    <style:style style:name="T14" style:family="text">
      <style:text-properties officeooo:rsid="04611405"/>
    </style:style>
    <style:style style:name="T15" style:family="text">
      <style:text-properties officeooo:rsid="046e10b1"/>
    </style:style>
    <style:style style:name="T16" style:family="text">
      <style:text-properties officeooo:rsid="046e8a89"/>
    </style:style>
    <style:style style:name="T17" style:family="text">
      <style:text-properties officeooo:rsid="046ef46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S<text:span text:style-name="T13">4102 </text:span>W<text:span text:style-name="T13">07</text:span> Practical</text:p>
      <text:p text:style-name="P1">150015752<text:span text:style-name="T2">1</text:span></text:p>
      <text:p text:style-name="P1"><text:span text:style-name="T13">12</text:span><text:span text:style-name="T1">th</text:span><text:span text:style-name="T13"> March 2019</text:span></text:p>
      <text:p text:style-name="P1"/>
      <text:h text:style-name="P16" text:outline-level="1">Overview</text:h>
      <text:h text:style-name="P20" text:outline-level="2">Basic Specificat<text:span text:style-name="T14">i</text:span>on</text:h>
      <text:p text:style-name="P11">The assignment of the practical is to implement an application to display Bezier Curve of any degree by specifying its controlling points on a drawing area. The application should be able to sample the curve uniformly by the arc length, highlight the sampling points and display tangent and curvature vectors if specified.</text:p>
      <text:h text:style-name="P21" text:outline-level="2">Advanced Specification</text:h>
      <text:p text:style-name="P4"/>
      <text:h text:style-name="P17" text:outline-level="1">Running</text:h>
      <text:p text:style-name="P2"><text:span text:style-name="T10">The jar file</text:span> is in out/artifacts/ folder and can be run by th<text:span text:style-name="T10">is </text:span>command:</text:p>
      <text:p text:style-name="P3">java -jar <text:span text:style-name="T9">prob</text:span>.jar</text:p>
      <text:p text:style-name="P10">When executed it merges BN1 and BN2, prints out the merging steps and the merged network.</text:p>
      <text:h text:style-name="P16" text:outline-level="1">Design and Implementation</text:h>
      <text:h text:style-name="P22" text:outline-level="2">Basic Specification</text:h>
      <text:h text:style-name="P23" text:outline-level="3"><text:span text:style-name="T16">Application Logic</text:span></text:h>
      <text:p text:style-name="P12">The application logic is split into 3 classes:</text:p>
      <text:list xml:id="list3820234922" text:style-name="L1">
        <text:list-item>
          <text:p text:style-name="P13">MainApp</text:p>
        </text:list-item>
        <text:list-item>
          <text:p text:style-name="P13">CurveDraw</text:p>
        </text:list-item>
        <text:list-item>
          <text:p text:style-name="P13">BezierCurve</text:p>
        </text:list-item>
      </text:list>
      <text:p text:style-name="P14">The <text:span text:style-name="T3">MainApp </text:span>class deals with the GUI layout and accepting the user input. This includes pressing the buttons, checking the check boxes and the text field for number of sample points. <text:span text:style-name="T3">BezierCurve</text:span> implements the logic behind the Bezier Curves, that is storing the controlling points, getting points, tangent vectors and curvature vectors on the curve based on a given parameter. This class also contains a method to produce a specified number of points on <text:s/>the curve that are sampled uniformly based on <text:span text:style-name="T15">the curve</text:span> length. <text:span text:style-name="T15">The class that links </text:span><text:span text:style-name="T5">MainApp</text:span><text:span text:style-name="T15"> and </text:span><text:span text:style-name="T5">BezierCurve</text:span><text:span text:style-name="T15"> is </text:span><text:span text:style-name="T5">CurveDraw</text:span><text:span text:style-name="T15">. It has a field for </text:span><text:span text:style-name="T5">Graphics2D</text:span><text:span text:style-name="T15"> object from </text:span><text:span text:style-name="T5">MainApp</text:span><text:span text:style-name="T15"> and a </text:span><text:span text:style-name="T5">BezierCurve </text:span><text:span text:style-name="T15">object. The results provided by the </text:span><text:span text:style-name="T6">BezierCurve </text:span><text:span text:style-name="T16">methods are used to draw the curve and sampled points on the application screen by </text:span><text:soft-page-break/><text:span text:style-name="T16">invoking methods of passed </text:span><text:span text:style-name="T6">Graphics2D</text:span><text:span text:style-name="T16"> object. Additionally, a class called</text:span><text:span text:style-name="T6"> Vector </text:span><text:span text:style-name="T16">to store and perform basic mathematical operations on vectors is implemented. </text:span></text:p>
      <text:h text:style-name="P24" text:outline-level="3"><text:span text:style-name="T17">Bezier Curve</text:span></text:h>
      <text:p text:style-name="P15">To draw the curve, the <text:span text:style-name="T3">GeneralPath</text:span> object from java.awt.geom library is used. The curve is drawn as a large number of small lines from that start and lead to a point on the curve obtained by</text:p>
      <text:p text:style-name="P14"/>
      <text:h text:style-name="P18" text:outline-level="1">Conclusion</text:h>
      <text:p text:style-name="P9">I designed a Bayesian solution for part 1 in Aispace for both BN1 and BN2. Ad<text:span text:style-name="T12">d</text:span>itionally, I provided the Bayesian network that represents the merging step between BN1 and BN2. Part 1 contains detailed explanation of logic I used when designing the networks and what values where given by the specification and what values where made up. BN2 provides sufficient amount of additional complexity which can change results for queries tested in the next section. <text:span text:style-name="T11">Evaluation of the networks is done by 3 queries: diagnostic, predictive and profiling. Each of these are explained in sufficient amount of detail with provided image documentation of Aispace tool. The queries were chosen in such way that a change between BN1 and BN2 could be demostrated efficiently with them. The queries are compared not only from step to step, but also between the two networks. </text:span></text:p>
      <text:p text:style-name="P9"><text:span text:style-name="T11">The implementation of merging algorithm is described such, that the user can understand general functionality without going into too much detail. All of the testing is provided in separate class and deals with examples from lectures and merging of BN1 and BN2. The method </text:span><text:span text:style-name="T4">bnEquals()</text:span><text:span text:style-name="T7"> checks the equivalence of 2 given network and </text:span><text:span text:style-name="T8">is capable of</text:span><text:span text:style-name="T7"> omit</text:span><text:span text:style-name="T8">ting</text:span><text:span text:style-name="T7"> the probability values and only check</text:span><text:span text:style-name="T8">ing</text:span><text:span text:style-name="T7"> the dependencies.</text:span></text:p>
      <text:p text:style-name="P5">I provided an extension in the form of additional Bayesian solution representing an army battle with some sufficiently complex causes and consequences of the outcome.</text:p>
      <text:p text:style-name="P6">Overall, I believe I provided a complete solution of the basic part with some additional work. The most difficult part of the practical was the implementation of external nodes logic in the Feng et al algorithm. Given more time, I’d probably attempt to implement an XML parser for the Aispace tool files.</text:p>
      <text:h text:style-name="P19" text:outline-level="1">Bibliography</text:h>
      <text:p text:style-name="P7"><text:a xlink:type="simple" xlink:href="https://www.hugin.com/index.php/bayes-fraud/" text:style-name="Internet_20_link" text:visited-style-name="Visited_20_Internet_20_Link">https://www.hugin.com/index.php/bayes-fraud/</text:a></text:p>
      <text:p text:style-name="P7"><text:a xlink:type="simple" xlink:href="http://staff.utia.cas.cz/vomlel/slides/presentace-karny.pdf" text:style-name="Internet_20_link" text:visited-style-name="Visited_20_Internet_20_Link">http://staff.utia.cas.cz/vomlel/slides/presentace-karny.pdf</text:a></text:p>
      <text:p text:style-name="P8"><text:a xlink:type="simple" xlink:href="https://www.dezide.com/" text:style-name="Internet_20_link" text:visited-style-name="Visited_20_Internet_20_Link">https://www.dezide.com/</text:a></text:p>
      <text:p text:style-name="P8">http://www.utas.edu.au/__data/assets/pdf_file/0009/588474/TR_14_BNs_a_resource_guide.pd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1T15:02:12.094352474</meta:creation-date>
    <dc:date>2019-03-11T17:58:03.389513498</dc:date>
    <meta:editing-duration>P3DT7H10M52S</meta:editing-duration>
    <meta:editing-cycles>635</meta:editing-cycles>
    <meta:generator>LibreOffice/6.1.5.2$Linux_X86_64 LibreOffice_project/10$Build-2</meta:generator>
    <meta:document-statistic meta:table-count="0" meta:image-count="0" meta:object-count="0" meta:page-count="2" meta:paragraph-count="31" meta:word-count="596" meta:character-count="3850" meta:non-whitespace-character-count="3285"/>
  </office:meta>
</office:document-meta>
</file>